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wee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3" table:default-cell-style-name="Default"/>
        <table:table-column table:style-name="co5" table:default-cell-style-name="ce1"/>
        <table:table-column table:style-name="co5" table:number-columns-repeated="3" table:default-cell-style-name="Default"/>
        <table:table-column table:style-name="co5" table:default-cell-style-name="ce1"/>
        <table:table-column table:style-name="co5" table:number-columns-repeated="3" table:default-cell-style-name="Default"/>
        <table:table-column table:style-name="co5" table:default-cell-style-name="ce1"/>
        <table:table-column table:style-name="co5" table:number-columns-repeated="3" table:default-cell-style-name="Default"/>
        <table:table-column table:style-name="co5" table:default-cell-style-name="ce1"/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" calcext:value-type="float">
            <text:p>0.008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5" calcext:value-type="float">
            <text:p>0.028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065" calcext:value-type="float">
            <text:p>0.006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255" calcext:value-type="float">
            <text:p>0.025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275" calcext:value-type="float">
            <text:p>0.027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255" calcext:value-type="float">
            <text:p>0.0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05" calcext:value-type="float">
            <text:p>0.020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17" calcext:value-type="float">
            <text:p>0.01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135" calcext:value-type="float">
            <text:p>0.013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15" calcext:value-type="float">
            <text:p>0.0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21" calcext:value-type="float">
            <text:p>0.0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035" calcext:value-type="float">
            <text:p>0.003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095" calcext:value-type="float">
            <text:p>0.009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12" calcext:value-type="float">
            <text:p>0.0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07" calcext:value-type="float">
            <text:p>0.00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245" calcext:value-type="float">
            <text:p>0.024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15" calcext:value-type="float">
            <text:p>0.0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23" calcext:value-type="float">
            <text:p>0.0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245" calcext:value-type="float">
            <text:p>0.024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24" calcext:value-type="float">
            <text:p>0.0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105" calcext:value-type="float">
            <text:p>0.010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195" calcext:value-type="float">
            <text:p>0.019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32" calcext:value-type="float">
            <text:p>0.03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145" calcext:value-type="float">
            <text:p>0.014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17" calcext:value-type="float">
            <text:p>0.0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04" calcext:value-type="float">
            <text:p>0.00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365" calcext:value-type="float">
            <text:p>0.03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0135" calcext:value-type="float">
            <text:p>0.013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015" calcext:value-type="float">
            <text:p>0.0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013" calcext:value-type="float">
            <text:p>0.0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06" calcext:value-type="float">
            <text:p>0.0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225" calcext:value-type="float">
            <text:p>0.02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24" calcext:value-type="float">
            <text:p>0.0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15" calcext:value-type="float">
            <text:p>0.011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15" calcext:value-type="float">
            <text:p>0.0215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597" calcext:value-type="float">
            <text:p>0.597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564" calcext:value-type="float">
            <text:p>0.564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5165" calcext:value-type="float">
            <text:p>0.5165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4885" calcext:value-type="float">
            <text:p>0.48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488" calcext:value-type="float">
            <text:p>0.488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518" calcext:value-type="float">
            <text:p>0.518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5365" calcext:value-type="float">
            <text:p>0.5365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488" calcext:value-type="float">
            <text:p>0.488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528" calcext:value-type="float">
            <text:p>0.528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509" calcext:value-type="float">
            <text:p>0.509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5555" calcext:value-type="float">
            <text:p>0.555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603" calcext:value-type="float">
            <text:p>0.603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5725" calcext:value-type="float">
            <text:p>0.5725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5085" calcext:value-type="float">
            <text:p>0.508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5315" calcext:value-type="float">
            <text:p>0.53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5175" calcext:value-type="float">
            <text:p>0.517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5015" calcext:value-type="float">
            <text:p>0.50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5565" calcext:value-type="float">
            <text:p>0.556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53" calcext:value-type="float">
            <text:p>0.53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4955" calcext:value-type="float">
            <text:p>0.4955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5475" calcext:value-type="float">
            <text:p>0.54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4485" calcext:value-type="float">
            <text:p>0.448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488" calcext:value-type="float">
            <text:p>0.488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499" calcext:value-type="float">
            <text:p>0.499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499" calcext:value-type="float">
            <text:p>0.49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505" calcext:value-type="float">
            <text:p>0.505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553" calcext:value-type="float">
            <text:p>0.553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5135" calcext:value-type="float">
            <text:p>0.5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.519" calcext:value-type="float">
            <text:p>0.51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.4975" calcext:value-type="float">
            <text:p>0.4975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.5155" calcext:value-type="float">
            <text:p>0.5155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.495" calcext:value-type="float">
            <text:p>0.4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12" calcext:value-type="float">
            <text:p>0.51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115" calcext:value-type="float">
            <text:p>0.5115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045" calcext:value-type="float">
            <text:p>0.5045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16" calcext:value-type="float">
            <text:p>0.5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75" calcext:value-type="float">
            <text:p>0.0175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.5395" calcext:value-type="float">
            <text:p>0.5395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.5575" calcext:value-type="float">
            <text:p>0.5575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.5605" calcext:value-type="float">
            <text:p>0.5605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.5585" calcext:value-type="float">
            <text:p>0.5585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.5885" calcext:value-type="float">
            <text:p>0.5885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.629" calcext:value-type="float">
            <text:p>0.629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.5105" calcext:value-type="float">
            <text:p>0.51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.585" calcext:value-type="float">
            <text:p>0.585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.6145" calcext:value-type="float">
            <text:p>0.6145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.552" calcext:value-type="float">
            <text:p>0.552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.6225" calcext:value-type="float">
            <text:p>0.6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5645" calcext:value-type="float">
            <text:p>0.5645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4995" calcext:value-type="float">
            <text:p>0.4995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581" calcext:value-type="float">
            <text:p>0.581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6155" calcext:value-type="float">
            <text:p>0.61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735" calcext:value-type="float">
            <text:p>0.5735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12" calcext:value-type="float">
            <text:p>0.612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145" calcext:value-type="float">
            <text:p>0.61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512" calcext:value-type="float">
            <text:p>0.512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5465" calcext:value-type="float">
            <text:p>0.5465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5785" calcext:value-type="float">
            <text:p>0.5785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5515" calcext:value-type="float">
            <text:p>0.55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5895" calcext:value-type="float">
            <text:p>0.5895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5165" calcext:value-type="float">
            <text:p>0.5165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5535" calcext:value-type="float">
            <text:p>0.5535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566" calcext:value-type="float">
            <text:p>0.5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5195" calcext:value-type="float">
            <text:p>0.5195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5435" calcext:value-type="float">
            <text:p>0.5435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5005" calcext:value-type="float">
            <text:p>0.5005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5105" calcext:value-type="float">
            <text:p>0.5105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563" calcext:value-type="float">
            <text:p>0.563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5285" calcext:value-type="float">
            <text:p>0.5285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office:value-type="float" office:value="0.5155" calcext:value-type="float">
            <text:p>0.5155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office:value-type="float" office:value="0.5195" calcext:value-type="float">
            <text:p>0.5195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office:value-type="float" office:value="0.56" calcext:value-type="float">
            <text:p>0.56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.5625" calcext:value-type="float">
            <text:p>0.5625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.594" calcext:value-type="float">
            <text:p>0.594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.636" calcext:value-type="float">
            <text:p>0.636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.7035" calcext:value-type="float">
            <text:p>0.70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.6235" calcext:value-type="float">
            <text:p>0.6235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.634" calcext:value-type="float">
            <text:p>0.634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.5825" calcext:value-type="float">
            <text:p>0.5825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.637" calcext:value-type="float">
            <text:p>0.6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0.622" calcext:value-type="float">
            <text:p>0.622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0.6245" calcext:value-type="float">
            <text:p>0.6245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0.564" calcext:value-type="float">
            <text:p>0.564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5125" calcext:value-type="float">
            <text:p>0.5125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566" calcext:value-type="float">
            <text:p>0.566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6205" calcext:value-type="float">
            <text:p>0.6205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79" calcext:value-type="float">
            <text:p>0.579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155" calcext:value-type="float">
            <text:p>0.6155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15" calcext:value-type="float">
            <text:p>0.515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office:value-type="float" office:value="0.5625" calcext:value-type="float">
            <text:p>0.5625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office:value-type="float" office:value="0.541" calcext:value-type="float">
            <text:p>0.541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office:value-type="float" office:value="0.5065" calcext:value-type="float">
            <text:p>0.5065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office:value-type="float" office:value="0.6115" calcext:value-type="float">
            <text:p>0.6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0.5715" calcext:value-type="float">
            <text:p>0.5715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0.5195" calcext:value-type="float">
            <text:p>0.5195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0.5105" calcext:value-type="float">
            <text:p>0.5105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0.5535" calcext:value-type="float">
            <text:p>0.5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.5465" calcext:value-type="float">
            <text:p>0.5465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.5285" calcext:value-type="float">
            <text:p>0.5285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.5475" calcext:value-type="float">
            <text:p>0.5475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.5175" calcext:value-type="float">
            <text:p>0.51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0.5275" calcext:value-type="float">
            <text:p>0.5275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0.5515" calcext:value-type="float">
            <text:p>0.5515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0.526" calcext:value-type="float">
            <text:p>0.526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0.513" calcext:value-type="float">
            <text:p>0.5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5365" calcext:value-type="float">
            <text:p>0.5365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511" calcext:value-type="float">
            <text:p>0.511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51" calcext:value-type="float">
            <text:p>0.51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519" calcext:value-type="float">
            <text:p>0.5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195" calcext:value-type="float">
            <text:p>0.0195</text:p>
          </table:table-cell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0.575" calcext:value-type="float">
            <text:p>0.575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0.69" calcext:value-type="float">
            <text:p>0.69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0.623" calcext:value-type="float">
            <text:p>0.623</text:p>
          </table:table-cell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0.6965" calcext:value-type="float">
            <text:p>0.69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.625" calcext:value-type="float">
            <text:p>0.625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.677" calcext:value-type="float">
            <text:p>0.677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.64" calcext:value-type="float">
            <text:p>0.64</text:p>
          </table:table-cell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.6835" calcext:value-type="float">
            <text:p>0.68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.567" calcext:value-type="float">
            <text:p>0.567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.6225" calcext:value-type="float">
            <text:p>0.6225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.633" calcext:value-type="float">
            <text:p>0.633</text:p>
          </table:table-cell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.6385" calcext:value-type="float">
            <text:p>0.6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.5605" calcext:value-type="float">
            <text:p>0.5605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.63" calcext:value-type="float">
            <text:p>0.63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.568" calcext:value-type="float">
            <text:p>0.568</text:p>
          </table:table-cell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.5635" calcext:value-type="float">
            <text:p>0.5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665" calcext:value-type="float">
            <text:p>0.5665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105" calcext:value-type="float">
            <text:p>0.6105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58" calcext:value-type="float">
            <text:p>0.558</text:p>
          </table:table-cell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755" calcext:value-type="float">
            <text:p>0.57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0.561" calcext:value-type="float">
            <text:p>0.561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0.5515" calcext:value-type="float">
            <text:p>0.5515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0.5965" calcext:value-type="float">
            <text:p>0.5965</text:p>
          </table:table-cell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0.6255" calcext:value-type="float">
            <text:p>0.6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0.5035" calcext:value-type="float">
            <text:p>0.5035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0.6145" calcext:value-type="float">
            <text:p>0.6145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0.497" calcext:value-type="float">
            <text:p>0.497</text:p>
          </table:table-cell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office:value-type="float" office:value="0.5115" calcext:value-type="float">
            <text:p>0.5115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office:value-type="float" office:value="0.496" calcext:value-type="float">
            <text:p>0.496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office:value-type="float" office:value="0.5155" calcext:value-type="float">
            <text:p>0.5155</text:p>
          </table:table-cell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office:value-type="float" office:value="0.5605" calcext:value-type="float">
            <text:p>0.56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 office:value-type="float" office:value="0.501" calcext:value-type="float">
            <text:p>0.501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 office:value-type="float" office:value="0.512" calcext:value-type="float">
            <text:p>0.512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 office:value-type="float" office:value="0.551" calcext:value-type="float">
            <text:p>0.551</text:p>
          </table:table-cell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 office:value-type="float" office:value="0.5455" calcext:value-type="float">
            <text:p>0.5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985" calcext:value-type="float">
            <text:p>0.4985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5545" calcext:value-type="float">
            <text:p>0.5545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551" calcext:value-type="float">
            <text:p>0.551</text:p>
          </table:table-cell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572" calcext:value-type="float">
            <text:p>0.5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325" calcext:value-type="float">
            <text:p>0.0325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57" calcext:value-type="float">
            <text:p>0.57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57" calcext:value-type="float">
            <text:p>0.57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537" calcext:value-type="float">
            <text:p>0.537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6735" calcext:value-type="float">
            <text:p>0.67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0.6615" calcext:value-type="float">
            <text:p>0.6615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0.6235" calcext:value-type="float">
            <text:p>0.6235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0.685" calcext:value-type="float">
            <text:p>0.685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0.646" calcext:value-type="float">
            <text:p>0.6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0.553" calcext:value-type="float">
            <text:p>0.553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0.568" calcext:value-type="float">
            <text:p>0.568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0.642" calcext:value-type="float">
            <text:p>0.642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  <table:table-cell office:value-type="float" office:value="0.538" calcext:value-type="float">
            <text:p>0.538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  <table:table-cell office:value-type="float" office:value="0.619" calcext:value-type="float">
            <text:p>0.619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  <table:table-cell office:value-type="float" office:value="0.6065" calcext:value-type="float">
            <text:p>0.6065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535" calcext:value-type="float">
            <text:p>0.5535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635" calcext:value-type="float">
            <text:p>0.635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.56" calcext:value-type="float">
            <text:p>0.56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.564" calcext:value-type="float">
            <text:p>0.564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.588" calcext:value-type="float">
            <text:p>0.588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.5725" calcext:value-type="float">
            <text:p>0.57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0.4985" calcext:value-type="float">
            <text:p>0.4985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0.5895" calcext:value-type="float">
            <text:p>0.5895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0.5205" calcext:value-type="float">
            <text:p>0.5205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0.5915" calcext:value-type="float">
            <text:p>0.59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0.546" calcext:value-type="float">
            <text:p>0.546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0.5405" calcext:value-type="float">
            <text:p>0.5405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0.5805" calcext:value-type="float">
            <text:p>0.5805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0.5575" calcext:value-type="float">
            <text:p>0.55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18" calcext:value-type="float">
            <text:p>0.18</text:p>
          </table:table-cell>
          <table:table-cell office:value-type="float" office:value="0.5115" calcext:value-type="float">
            <text:p>0.5115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18" calcext:value-type="float">
            <text:p>0.18</text:p>
          </table:table-cell>
          <table:table-cell office:value-type="float" office:value="0.553" calcext:value-type="float">
            <text:p>0.553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18" calcext:value-type="float">
            <text:p>0.18</text:p>
          </table:table-cell>
          <table:table-cell office:value-type="float" office:value="0.5575" calcext:value-type="float">
            <text:p>0.5575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.18" calcext:value-type="float">
            <text:p>0.18</text:p>
          </table:table-cell>
          <table:table-cell office:value-type="float" office:value="0.566" calcext:value-type="float">
            <text:p>0.5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135" calcext:value-type="float">
            <text:p>0.5135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215" calcext:value-type="float">
            <text:p>0.5215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315" calcext:value-type="float">
            <text:p>0.5315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575" calcext:value-type="float">
            <text:p>0.55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165" calcext:value-type="float">
            <text:p>0.0165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.6835" calcext:value-type="float">
            <text:p>0.6835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.6645" calcext:value-type="float">
            <text:p>0.6645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.642" calcext:value-type="float">
            <text:p>0.642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.7105" calcext:value-type="float">
            <text:p>0.71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0.629" calcext:value-type="float">
            <text:p>0.629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0.6605" calcext:value-type="float">
            <text:p>0.6605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0.6485" calcext:value-type="float">
            <text:p>0.6485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0.6375" calcext:value-type="float">
            <text:p>0.63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0.625" calcext:value-type="float">
            <text:p>0.625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0.5995" calcext:value-type="float">
            <text:p>0.5995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0.6055" calcext:value-type="float">
            <text:p>0.6055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0.646" calcext:value-type="float">
            <text:p>0.6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6255" calcext:value-type="float">
            <text:p>0.6255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6525" calcext:value-type="float">
            <text:p>0.6525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64" calcext:value-type="float">
            <text:p>0.64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6305" calcext:value-type="float">
            <text:p>0.63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5735" calcext:value-type="float">
            <text:p>0.5735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633" calcext:value-type="float">
            <text:p>0.633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624" calcext:value-type="float">
            <text:p>0.624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6135" calcext:value-type="float">
            <text:p>0.6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12" calcext:value-type="float">
            <text:p>0.12</text:p>
          </table:table-cell>
          <table:table-cell office:value-type="float" office:value="0.562" calcext:value-type="float">
            <text:p>0.562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12" calcext:value-type="float">
            <text:p>0.12</text:p>
          </table:table-cell>
          <table:table-cell office:value-type="float" office:value="0.634" calcext:value-type="float">
            <text:p>0.634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12" calcext:value-type="float">
            <text:p>0.12</text:p>
          </table:table-cell>
          <table:table-cell office:value-type="float" office:value="0.5785" calcext:value-type="float">
            <text:p>0.5785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0.12" calcext:value-type="float">
            <text:p>0.12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14" calcext:value-type="float">
            <text:p>0.14</text:p>
          </table:table-cell>
          <table:table-cell office:value-type="float" office:value="0.573" calcext:value-type="float">
            <text:p>0.573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14" calcext:value-type="float">
            <text:p>0.14</text:p>
          </table:table-cell>
          <table:table-cell office:value-type="float" office:value="0.53" calcext:value-type="float">
            <text:p>0.53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14" calcext:value-type="float">
            <text:p>0.14</text:p>
          </table:table-cell>
          <table:table-cell office:value-type="float" office:value="0.5565" calcext:value-type="float">
            <text:p>0.5565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0.14" calcext:value-type="float">
            <text:p>0.14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512" calcext:value-type="float">
            <text:p>0.512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552" calcext:value-type="float">
            <text:p>0.552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5625" calcext:value-type="float">
            <text:p>0.5625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576" calcext:value-type="float">
            <text:p>0.5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534" calcext:value-type="float">
            <text:p>0.534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617" calcext:value-type="float">
            <text:p>0.617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563" calcext:value-type="float">
            <text:p>0.563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5215" calcext:value-type="float">
            <text:p>0.5215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504" calcext:value-type="float">
            <text:p>0.504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559" calcext:value-type="float">
            <text:p>0.559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5565" calcext:value-type="float">
            <text:p>0.55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105" calcext:value-type="float">
            <text:p>0.0105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 office:value-type="float" office:value="0.676" calcext:value-type="float">
            <text:p>0.676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 office:value-type="float" office:value="0.6355" calcext:value-type="float">
            <text:p>0.6355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 office:value-type="float" office:value="0.6705" calcext:value-type="float">
            <text:p>0.6705</text:p>
          </table:table-cell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.612" calcext:value-type="float">
            <text:p>0.612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.6265" calcext:value-type="float">
            <text:p>0.6265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.632" calcext:value-type="float">
            <text:p>0.632</text:p>
          </table:table-cell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.6665" calcext:value-type="float">
            <text:p>0.66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.601" calcext:value-type="float">
            <text:p>0.601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.6565" calcext:value-type="float">
            <text:p>0.6565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.6825" calcext:value-type="float">
            <text:p>0.6825</text:p>
          </table:table-cell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.6885" calcext:value-type="float">
            <text:p>0.68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 office:value-type="float" office:value="0.625" calcext:value-type="float">
            <text:p>0.625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 office:value-type="float" office:value="0.663" calcext:value-type="float">
            <text:p>0.663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 office:value-type="float" office:value="0.5695" calcext:value-type="float">
            <text:p>0.5695</text:p>
          </table:table-cell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 office:value-type="float" office:value="0.6665" calcext:value-type="float">
            <text:p>0.66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544" calcext:value-type="float">
            <text:p>0.544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6145" calcext:value-type="float">
            <text:p>0.6145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6105" calcext:value-type="float">
            <text:p>0.6105</text:p>
          </table:table-cell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office:value-type="float" office:value="0.544" calcext:value-type="float">
            <text:p>0.544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office:value-type="float" office:value="0.6215" calcext:value-type="float">
            <text:p>0.6215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office:value-type="float" office:value="0.5805" calcext:value-type="float">
            <text:p>0.5805</text:p>
          </table:table-cell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office:value-type="float" office:value="0.6255" calcext:value-type="float">
            <text:p>0.6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4" calcext:value-type="float">
            <text:p>0.14</text:p>
          </table:table-cell>
          <table:table-cell office:value-type="float" office:value="0.5445" calcext:value-type="float">
            <text:p>0.5445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14" calcext:value-type="float">
            <text:p>0.14</text:p>
          </table:table-cell>
          <table:table-cell office:value-type="float" office:value="0.5805" calcext:value-type="float">
            <text:p>0.5805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14" calcext:value-type="float">
            <text:p>0.14</text:p>
          </table:table-cell>
          <table:table-cell office:value-type="float" office:value="0.559" calcext:value-type="float">
            <text:p>0.559</text:p>
          </table:table-cell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0.14" calcext:value-type="float">
            <text:p>0.14</text:p>
          </table:table-cell>
          <table:table-cell office:value-type="float" office:value="0.5925" calcext:value-type="float">
            <text:p>0.59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  <table:table-cell office:value-type="float" office:value="0.499" calcext:value-type="float">
            <text:p>0.499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  <table:table-cell office:value-type="float" office:value="0.5855" calcext:value-type="float">
            <text:p>0.5855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  <table:table-cell office:value-type="float" office:value="0.548" calcext:value-type="float">
            <text:p>0.548</text:p>
          </table:table-cell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8" calcext:value-type="float">
            <text:p>0.18</text:p>
          </table:table-cell>
          <table:table-cell office:value-type="float" office:value="0.541" calcext:value-type="float">
            <text:p>0.541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18" calcext:value-type="float">
            <text:p>0.18</text:p>
          </table:table-cell>
          <table:table-cell office:value-type="float" office:value="0.5125" calcext:value-type="float">
            <text:p>0.5125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18" calcext:value-type="float">
            <text:p>0.18</text:p>
          </table:table-cell>
          <table:table-cell office:value-type="float" office:value="0.6" calcext:value-type="float">
            <text:p>0.6</text:p>
          </table:table-cell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0.18" calcext:value-type="float">
            <text:p>0.18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539" calcext:value-type="float">
            <text:p>0.539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512" calcext:value-type="float">
            <text:p>0.512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559" calcext:value-type="float">
            <text:p>0.559</text:p>
          </table:table-cell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5235" calcext:value-type="float">
            <text:p>0.52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215" calcext:value-type="float">
            <text:p>0.0215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office:value-type="float" office:value="0.6035" calcext:value-type="float">
            <text:p>0.6035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table:style-name="ce2" office:value-type="float" office:value="0.745" calcext:value-type="float">
            <text:p>0.745</text:p>
          </table:table-cell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table:style-name="ce2" office:value-type="float" office:value="0.727" calcext:value-type="float">
            <text:p>0.727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office:value-type="float" office:value="0.716" calcext:value-type="float">
            <text:p>0.7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  <table:table-cell office:value-type="float" office:value="0.625" calcext:value-type="float">
            <text:p>0.625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  <table:table-cell office:value-type="float" office:value="0.6995" calcext:value-type="float">
            <text:p>0.6995</text:p>
          </table:table-cell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  <table:table-cell office:value-type="float" office:value="0.6585" calcext:value-type="float">
            <text:p>0.6585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office:value-type="float" office:value="0.5635" calcext:value-type="float">
            <text:p>0.5635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office:value-type="float" office:value="0.632" calcext:value-type="float">
            <text:p>0.632</text:p>
          </table:table-cell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office:value-type="float" office:value="0.5525" calcext:value-type="float">
            <text:p>0.5525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office:value-type="float" office:value="0.6755" calcext:value-type="float">
            <text:p>0.67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0.6275" calcext:value-type="float">
            <text:p>0.6275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0.6375" calcext:value-type="float">
            <text:p>0.6375</text:p>
          </table:table-cell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0.638" calcext:value-type="float">
            <text:p>0.638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604" calcext:value-type="float">
            <text:p>0.604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6555" calcext:value-type="float">
            <text:p>0.6555</text:p>
          </table:table-cell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6005" calcext:value-type="float">
            <text:p>0.6005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5615" calcext:value-type="float">
            <text:p>0.5615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5735" calcext:value-type="float">
            <text:p>0.5735</text:p>
          </table:table-cell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562" calcext:value-type="float">
            <text:p>0.562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6325" calcext:value-type="float">
            <text:p>0.6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office:value-type="float" office:value="0.567" calcext:value-type="float">
            <text:p>0.567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office:value-type="float" office:value="0.636" calcext:value-type="float">
            <text:p>0.636</text:p>
          </table:table-cell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office:value-type="float" office:value="0.5795" calcext:value-type="float">
            <text:p>0.5795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office:value-type="float" office:value="0.6185" calcext:value-type="float">
            <text:p>0.61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606" calcext:value-type="float">
            <text:p>0.606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5305" calcext:value-type="float">
            <text:p>0.5305</text:p>
          </table:table-cell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554" calcext:value-type="float">
            <text:p>0.554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5945" calcext:value-type="float">
            <text:p>0.59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8" calcext:value-type="float">
            <text:p>0.18</text:p>
          </table:table-cell>
          <table:table-cell office:value-type="float" office:value="0.5205" calcext:value-type="float">
            <text:p>0.5205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8" calcext:value-type="float">
            <text:p>0.18</text:p>
          </table:table-cell>
          <table:table-cell office:value-type="float" office:value="0.5995" calcext:value-type="float">
            <text:p>0.5995</text:p>
          </table:table-cell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18" calcext:value-type="float">
            <text:p>0.18</text:p>
          </table:table-cell>
          <table:table-cell office:value-type="float" office:value="0.5375" calcext:value-type="float">
            <text:p>0.5375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0.18" calcext:value-type="float">
            <text:p>0.18</text:p>
          </table:table-cell>
          <table:table-cell office:value-type="float" office:value="0.523" calcext:value-type="float">
            <text:p>0.5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12" calcext:value-type="float">
            <text:p>0.512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515" calcext:value-type="float">
            <text:p>0.5515</text:p>
          </table:table-cell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275" calcext:value-type="float">
            <text:p>0.5275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375" calcext:value-type="float">
            <text:p>0.0375</text:p>
          </table:table-cell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0.71" calcext:value-type="float">
            <text:p>0.71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0.5965" calcext:value-type="float">
            <text:p>0.5965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0.6925" calcext:value-type="float">
            <text:p>0.6925</text:p>
          </table:table-cell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table:style-name="ce2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 office:value-type="float" office:value="0.614" calcext:value-type="float">
            <text:p>0.614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 office:value-type="float" office:value="0.6365" calcext:value-type="float">
            <text:p>0.6365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 office:value-type="float" office:value="0.6775" calcext:value-type="float">
            <text:p>0.6775</text:p>
          </table:table-cell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float" office:value="0.6315" calcext:value-type="float">
            <text:p>0.6315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float" office:value="0.5715" calcext:value-type="float">
            <text:p>0.5715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float" office:value="0.678" calcext:value-type="float">
            <text:p>0.678</text:p>
          </table:table-cell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629" calcext:value-type="float">
            <text:p>0.629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658" calcext:value-type="float">
            <text:p>0.658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6295" calcext:value-type="float">
            <text:p>0.6295</text:p>
          </table:table-cell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534" calcext:value-type="float">
            <text:p>0.534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579" calcext:value-type="float">
            <text:p>0.579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624" calcext:value-type="float">
            <text:p>0.624</text:p>
          </table:table-cell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0.612" calcext:value-type="float">
            <text:p>0.612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0.5655" calcext:value-type="float">
            <text:p>0.5655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0.6205" calcext:value-type="float">
            <text:p>0.6205</text:p>
          </table:table-cell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0.6125" calcext:value-type="float">
            <text:p>0.6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533" calcext:value-type="float">
            <text:p>0.533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564" calcext:value-type="float">
            <text:p>0.564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6065" calcext:value-type="float">
            <text:p>0.6065</text:p>
          </table:table-cell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6245" calcext:value-type="float">
            <text:p>0.62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  <table:table-cell office:value-type="float" office:value="0.5085" calcext:value-type="float">
            <text:p>0.5085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  <table:table-cell office:value-type="float" office:value="0.5345" calcext:value-type="float">
            <text:p>0.5345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  <table:table-cell office:value-type="float" office:value="0.6025" calcext:value-type="float">
            <text:p>0.6025</text:p>
          </table:table-cell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office:value-type="float" office:value="0.5515" calcext:value-type="float">
            <text:p>0.5515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office:value-type="float" office:value="0.5465" calcext:value-type="float">
            <text:p>0.5465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office:value-type="float" office:value="0.5375" calcext:value-type="float">
            <text:p>0.5375</text:p>
          </table:table-cell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5045" calcext:value-type="float">
            <text:p>0.5045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576" calcext:value-type="float">
            <text:p>0.576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5335" calcext:value-type="float">
            <text:p>0.5335</text:p>
          </table:table-cell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style-name="ce2" office:value-type="float" office:value="0.732" calcext:value-type="float">
            <text:p>0.7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697" calcext:value-type="float">
            <text:p>0.69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6575" calcext:value-type="float">
            <text:p>0.657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671" calcext:value-type="float">
            <text:p>0.6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596" calcext:value-type="float">
            <text:p>0.59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6555" calcext:value-type="float">
            <text:p>0.655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631" calcext:value-type="float">
            <text:p>0.63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714" calcext:value-type="float">
            <text:p>0.7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6445" calcext:value-type="float">
            <text:p>0.644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582" calcext:value-type="float">
            <text:p>0.58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645" calcext:value-type="float">
            <text:p>0.64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713" calcext:value-type="float">
            <text:p>0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603" calcext:value-type="float">
            <text:p>0.6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5805" calcext:value-type="float">
            <text:p>0.580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6475" calcext:value-type="float">
            <text:p>0.647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6195" calcext:value-type="float">
            <text:p>0.61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275" calcext:value-type="float">
            <text:p>0.627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37" calcext:value-type="float">
            <text:p>0.63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23" calcext:value-type="float">
            <text:p>0.62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025" calcext:value-type="float">
            <text:p>0.6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6175" calcext:value-type="float">
            <text:p>0.617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5685" calcext:value-type="float">
            <text:p>0.568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6115" calcext:value-type="float">
            <text:p>0.61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5645" calcext:value-type="float">
            <text:p>0.564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582" calcext:value-type="float">
            <text:p>0.58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5445" calcext:value-type="float">
            <text:p>0.544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5635" calcext:value-type="float">
            <text:p>0.563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559" calcext:value-type="float">
            <text:p>0.55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5695" calcext:value-type="float">
            <text:p>0.569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5535" calcext:value-type="float">
            <text:p>0.5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576" calcext:value-type="float">
            <text:p>0.57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5295" calcext:value-type="float">
            <text:p>0.529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558" calcext:value-type="float">
            <text:p>0.55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5115" calcext:value-type="float">
            <text:p>0.5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12" calcext:value-type="float">
            <text:p>0.5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42" calcext:value-type="float">
            <text:p>0.54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68" calcext:value-type="float">
            <text:p>0.56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595" calcext:value-type="float">
            <text:p>0.5595</text:p>
          </table:table-cell>
        </table:table-row>
        <table:table-row table:style-name="ro1">
          <table:table-cell table:number-columns-repeated="3"/>
          <table:table-cell table:style-name="Default" table:formula="of:=MAX([.D1:.D121])" office:value-type="float" office:value="0" calcext:value-type="float">
            <text:p>0</text:p>
          </table:table-cell>
          <table:table-cell table:number-columns-repeated="3"/>
          <table:table-cell table:style-name="Default" table:formula="of:=MAX([.H1:.H121])" office:value-type="float" office:value="0.732" calcext:value-type="float">
            <text:p>0.732</text:p>
          </table:table-cell>
          <table:table-cell table:number-columns-repeated="3"/>
          <table:table-cell table:style-name="Default" table:formula="of:=MAX([.L1:.L121])" office:value-type="float" office:value="0.745" calcext:value-type="float">
            <text:p>0.745</text:p>
          </table:table-cell>
          <table:table-cell table:number-columns-repeated="3"/>
          <table:table-cell table:style-name="Default" table:formula="of:=MAX([.P1:.P121])" office:value-type="float" office:value="0.727" calcext:value-type="float">
            <text:p>0.727</text:p>
          </table:table-cell>
          <table:table-cell table:number-columns-repeated="3"/>
          <table:table-cell table:style-name="Default" table:formula="of:=MAX([.T1:.T121])" office:value-type="float" office:value="0.755" calcext:value-type="float">
            <text:p>0.7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6T19:33:40.817659061</dc:date>
    <meta:editing-duration>PT3M19S</meta:editing-duration>
    <meta:editing-cycles>1</meta:editing-cycles>
    <meta:document-statistic meta:table-count="1" meta:cell-count="2425" meta:object-count="0"/>
    <meta:generator>LibreOffice/7.1.6.2$Linux_X86_64 LibreOffice_project/10$Build-2</meta:generator>
  </office:meta>
</office:document-meta>
</file>